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791" officeooo:paragraph-rsid="000847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es le village :</text:p>
      <text:p text:style-name="P1"/>
      <text:p text:style-name="P1">Deux chemin :</text:p>
      <text:p text:style-name="P1">-Long : Combat contre un fantome dans la foret, puis arriver devant le dragon pour boss final</text:p>
      <text:p text:style-name="P1">-Court : Le joueur se perd, il perd des HP, puis il arrive au dragon</text:p>
      <text:p text:style-name="P1"/>
      <text:p text:style-name="P1">Apres le combat du boss, il lvl up</text:p>
      <text:p text:style-name="P1">il retourne au village, parle au pnj et jeu fini 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3:24:59.769462076</meta:creation-date>
    <dc:date>2019-02-13T13:27:03.767146689</dc:date>
    <meta:editing-duration>PT2M7S</meta:editing-duration>
    <meta:editing-cycles>1</meta:editing-cycles>
    <meta:document-statistic meta:table-count="0" meta:image-count="0" meta:object-count="0" meta:page-count="1" meta:paragraph-count="6" meta:word-count="58" meta:character-count="276" meta:non-whitespace-character-count="224"/>
    <meta:generator>LibreOffice/6.0.7.3$Linux_X86_64 LibreOffice_project/00m0$Build-3</meta:generator>
  </office:meta>
</office:document-meta>
</file>